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7cm" fo:min-width="1.48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1cm" fo:min-width="1.219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529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417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543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491cm" fo:min-width="1.53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163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87cm" fo:min-width="1.671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214cm" fo:padding-top="0.137cm" fo:padding-bottom="0.137cm" fo:padding-left="0.262cm" fo:padding-right="0.262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81cm" svg:height="2.035cm" svg:x="8.871cm" svg:y="4.045cm">
          <text:p text:style-name="P1"><text:span text:style-name="T1">c12a</text:span></text:p>
          <text:p text:style-name="P1"><text:span text:style-name="T1">generate</text:span></text:p>
          <text:p text:style-name="P1"><text:span text:style-name="T1">circ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87cm" svg:x="19.344cm" svg:y="4.045cm">
          <text:p text:style-name="P2"><text:span text:style-name="T2">compile</text:span></text:p>
          <text:p text:style-name="P2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08cm" svg:y1="4.27cm" svg:x2="8.771cm" svg:y2="4.27cm">
          <text:p/>
        </draw:line>
        <draw:custom-shape draw:style-name="gr4" draw:text-style-name="P4" draw:layer="layout" svg:width="2.053cm" svg:height="0.539cm" svg:x="6.051cm" svg:y="3.9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8cm" svg:y1="5.025cm" svg:x2="8.771cm" svg:y2="5.025cm">
          <text:p/>
        </draw:line>
        <draw:line draw:style-name="gr3" draw:text-style-name="P3" draw:layer="layout" svg:x1="8.08cm" svg:y1="5.87cm" svg:x2="8.771cm" svg:y2="5.87cm">
          <text:p/>
        </draw:line>
        <draw:frame draw:style-name="gr5" draw:text-style-name="P6" draw:layer="layout" svg:width="2.322cm" svg:height="0.887cm" svg:x="5.619cm" svg:y="3.786cm">
          <draw:text-box>
            <text:p text:style-name="P5"><text:span text:style-name="T3">c12a.pil</text:span></text:p>
          </draw:text-box>
        </draw:frame>
        <draw:custom-shape draw:style-name="gr6" draw:text-style-name="P7" draw:layer="layout" svg:width="1.941cm" svg:height="0.887cm" svg:x="11.611cm" svg:y="4.6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1.412cm" svg:y="4.631cm">
          <draw:text-box>
            <text:p text:style-name="P5"><text:span text:style-name="T3">c12a.verifier</text:span></text:p>
            <text:p text:style-name="P5"><text:span text:style-name="T3">.circom</text:span></text:p>
          </draw:text-box>
        </draw:frame>
        <draw:line draw:style-name="gr3" draw:text-style-name="P3" draw:layer="layout" svg:x1="11.074cm" svg:y1="5.07cm" svg:x2="11.588cm" svg:y2="5.079cm">
          <text:p/>
        </draw:line>
        <draw:custom-shape draw:style-name="gr7" draw:text-style-name="P8" draw:layer="layout" svg:width="2.039cm" svg:height="0.828cm" svg:x="19.455cm" svg:y="6.63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9.296cm" svg:y="6.602cm">
          <draw:text-box>
            <text:p text:style-name="P5"><text:span text:style-name="T3">recursive1</text:span></text:p>
            <text:p text:style-name="P5"><text:span text:style-name="T3">.witnesscalc</text:span></text:p>
          </draw:text-box>
        </draw:frame>
        <draw:line draw:style-name="gr3" draw:text-style-name="P3" draw:layer="layout" svg:x1="20.37cm" svg:y1="6.05cm" svg:x2="20.37cm" svg:y2="6.607cm">
          <text:p/>
        </draw:line>
        <draw:custom-shape draw:style-name="gr8" draw:text-style-name="P4" draw:layer="layout" svg:width="2.067cm" svg:height="0.539cm" svg:x="6.037cm" svg:y="4.73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78cm" svg:height="0.569cm" svg:x="5.637cm" svg:y="4.736cm">
          <draw:text-box>
            <text:p text:style-name="P5"><text:span text:style-name="T3">c12a.starkInfo</text:span></text:p>
          </draw:text-box>
        </draw:frame>
        <draw:custom-shape draw:style-name="gr10" draw:text-style-name="P4" draw:layer="layout" svg:width="2.054cm" svg:height="0.765cm" svg:x="6.05cm" svg:y="5.57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1cm" svg:height="1.205cm" svg:x="5.99cm" svg:y="5.367cm">
          <draw:text-box>
            <text:p text:style-name="P5"><text:span text:style-name="T3">c12a.verkey</text:span></text:p>
            <text:p text:style-name="P5"><text:span text:style-name="T3">(constRoot)</text:span></text:p>
          </draw:text-box>
        </draw:frame>
        <draw:custom-shape draw:style-name="gr12" draw:text-style-name="P7" draw:layer="layout" svg:width="1.687cm" svg:height="0.887cm" svg:x="21.839cm" svg:y="4.6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079cm" svg:height="0.887cm" svg:x="21.608cm" svg:y="4.659cm">
          <draw:text-box>
            <text:p text:style-name="P5"><text:span text:style-name="T3">recursive1</text:span></text:p>
            <text:p text:style-name="P5"><text:span text:style-name="T3">.r1cs</text:span></text:p>
          </draw:text-box>
        </draw:frame>
        <draw:line draw:style-name="gr3" draw:text-style-name="P3" draw:layer="layout" svg:x1="21.302cm" svg:y1="5.07cm" svg:x2="21.816cm" svg:y2="5.079cm">
          <text:p/>
        </draw:line>
        <draw:line draw:style-name="gr3" draw:text-style-name="P3" draw:layer="layout" svg:x1="13.568cm" svg:y1="5.071cm" svg:x2="14.082cm" svg:y2="5.08cm">
          <text:p/>
        </draw:line>
        <draw:custom-shape draw:style-name="gr13" draw:text-style-name="P1" draw:layer="layout" svg:width="2.369cm" svg:height="2.035cm" svg:x="14.141cm" svg:y="4.045cm">
          <text:p text:style-name="P1"><text:span text:style-name="T1">recursive</text:span><text:span text:style-name="T4">1</text:span></text:p>
          <text:p text:style-name="P1"><text:span text:style-name="T1">generate</text:span></text:p>
          <text:p text:style-name="P1"><text:span text:style-name="T1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38cm" svg:height="0.887cm" svg:x="17.033cm" svg:y="4.61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6.734cm" svg:y="4.637cm">
          <draw:text-box>
            <text:p text:style-name="P5"><text:span text:style-name="T3">recursive1</text:span></text:p>
            <text:p text:style-name="P5"><text:span text:style-name="T3">.circom</text:span></text:p>
          </draw:text-box>
        </draw:frame>
        <draw:line draw:style-name="gr3" draw:text-style-name="P3" draw:layer="layout" svg:x1="16.496cm" svg:y1="5.064cm" svg:x2="17.01cm" svg:y2="5.073cm">
          <text:p/>
        </draw:line>
        <draw:line draw:style-name="gr3" draw:text-style-name="P3" draw:layer="layout" svg:x1="18.802cm" svg:y1="5.065cm" svg:x2="19.316cm" svg:y2="5.074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51M38S</meta:editing-duration>
    <meta:editing-cycles>36</meta:editing-cycles>
    <meta:generator>LibreOffice/7.3.7.2$Linux_X86_64 LibreOffice_project/30$Build-2</meta:generator>
    <dc:date>2023-01-18T04:13:06.262940652</dc:date>
    <meta:document-statistic meta:object-count="49"/>
  </office:meta>
</office:document-meta>
</file>